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atures:</text:p>
      <text:list xml:id="list7968083862055399491" text:style-name="L1">
        <text:list-item>
          <text:p text:style-name="P1">Chat window (previously based on Channels2(python)) on each page similar to FB</text:p>
        </text:list-item>
      </text:list>
      <text:list xml:id="list3808595330554161581" text:style-name="L5">
        <text:list-item>
          <text:list>
            <text:list-item>
              <text:p text:style-name="P3">Keep open chat w/ history between switching pages</text:p>
            </text:list-item>
            <text:list-item>
              <text:p text:style-name="P3">ability to start chat w/ username</text:p>
            </text:list-item>
            <text:list-item>
              <text:p text:style-name="P3">ability to create room w/ name</text:p>
            </text:list-item>
          </text:list>
        </text:list-item>
      </text:list>
      <text:list xml:id="list42345811" text:continue-list="list7968083862055399491" text:style-name="L1">
        <text:list-item>
          <text:p text:style-name="P1">Page to show off Lidar Utility</text:p>
        </text:list-item>
        <text:list-item>
          <text:p text:style-name="P1">Page to show off Gmap Utility</text:p>
        </text:list-item>
        <text:list-item>
          <text:p text:style-name="P1">Page to show off full stack application w/ CRUD</text:p>
        </text:list-item>
        <text:list-item>
          <text:p text:style-name="P1">Contact Page</text:p>
        </text:list-item>
        <text:list-item>
          <text:p text:style-name="P1">Project Management Features (SCRUM?)?</text:p>
        </text:list-item>
        <text:list-item>
          <text:p text:style-name="P1"/>
        </text:list-item>
        <text:list-item>
          <text:p text:style-name="P1"/>
        </text:list-item>
      </text:list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8T21:54:02.31</meta:creation-date>
    <meta:document-statistic meta:table-count="0" meta:image-count="0" meta:object-count="0" meta:page-count="1" meta:paragraph-count="11" meta:word-count="69" meta:character-count="373"/>
    <dc:date>2021-03-28T22:10:41.43</dc:date>
    <meta:editing-duration>PT1M28S</meta:editing-duration>
    <meta:editing-cycles>1</meta:editing-cycles>
    <meta:generator>OpenOffice/4.1.9$Win32 OpenOffice.org_project/419m1$Build-9805</meta:generator>
  </office:meta>
</office:document-meta>
</file>